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da0c3" officeooo:paragraph-rsid="000da0c3"/>
    </style:style>
    <style:style style:name="P2" style:family="paragraph" style:parent-style-name="Standard">
      <style:text-properties officeooo:rsid="000da0c3" officeooo:paragraph-rsid="00119176"/>
    </style:style>
    <style:style style:name="P3" style:family="paragraph" style:parent-style-name="Standard">
      <style:text-properties officeooo:paragraph-rsid="000da0c3"/>
    </style:style>
    <style:style style:name="P4" style:family="paragraph" style:parent-style-name="Standard">
      <style:text-properties officeooo:paragraph-rsid="00119176"/>
    </style:style>
    <style:style style:name="P5" style:family="paragraph" style:parent-style-name="Standard">
      <style:text-properties officeooo:rsid="00119176" officeooo:paragraph-rsid="00119176"/>
    </style:style>
    <style:style style:name="P6" style:family="paragraph" style:parent-style-name="Standard">
      <style:text-properties officeooo:rsid="00119176" officeooo:paragraph-rsid="00134fad"/>
    </style:style>
    <style:style style:name="P7" style:family="paragraph" style:parent-style-name="Standard">
      <style:text-properties officeooo:rsid="0012b7d4" officeooo:paragraph-rsid="0012b7d4"/>
    </style:style>
    <style:style style:name="P8" style:family="paragraph" style:parent-style-name="Standard">
      <style:text-properties officeooo:paragraph-rsid="0012b7d4"/>
    </style:style>
    <style:style style:name="P9" style:family="paragraph" style:parent-style-name="Preformatted_20_Text">
      <style:text-properties officeooo:rsid="000da0c3" officeooo:paragraph-rsid="000da0c3"/>
    </style:style>
    <style:style style:name="P10" style:family="paragraph" style:parent-style-name="Preformatted_20_Text">
      <style:text-properties officeooo:paragraph-rsid="000da0c3"/>
    </style:style>
    <style:style style:name="P11" style:family="paragraph" style:parent-style-name="Preformatted_20_Text">
      <style:text-properties officeooo:rsid="000edcf7" officeooo:paragraph-rsid="000edcf7"/>
    </style:style>
    <style:style style:name="P12" style:family="paragraph" style:parent-style-name="Preformatted_20_Text">
      <style:text-properties officeooo:rsid="001049bc" officeooo:paragraph-rsid="001049bc"/>
    </style:style>
    <style:style style:name="P13" style:family="paragraph" style:parent-style-name="Preformatted_20_Text">
      <style:text-properties officeooo:rsid="001049bc" officeooo:paragraph-rsid="00119176"/>
    </style:style>
    <style:style style:name="P14" style:family="paragraph" style:parent-style-name="Preformatted_20_Text">
      <style:text-properties officeooo:paragraph-rsid="001049bc"/>
    </style:style>
    <style:style style:name="P15" style:family="paragraph" style:parent-style-name="Preformatted_20_Text">
      <style:text-properties officeooo:paragraph-rsid="00119176"/>
    </style:style>
    <style:style style:name="T1" style:family="text">
      <style:text-properties officeooo:rsid="000da0c3"/>
    </style:style>
    <style:style style:name="T2" style:family="text">
      <style:text-properties officeooo:rsid="001049bc"/>
    </style:style>
    <style:style style:name="T3" style:family="text">
      <style:text-properties officeooo:rsid="00119176"/>
    </style:style>
    <style:style style:name="T4" style:family="text">
      <style:text-properties officeooo:rsid="0012b7d4"/>
    </style:style>
    <style:style style:name="T5" style:family="text">
      <style:text-properties officeooo:rsid="00134fa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04901110 林冠宇 webgoat </text:p>
      <text:p text:style-name="P1"/>
      <text:p text:style-name="P3"><text:span text:style-name="T1">1.</text:span><text:bookmark text:name="lesson-title"/>Command Injection</text:p>
      <text:p text:style-name="P1"/>
      <text:p text:style-name="P9"><text:tab/>/bin/sh, -c, cat <text:tab/>"/home/robinlin/.extract/webapps/WebGoat/plugin_extracted/plugin/CommandIn<text:tab/>jection/resources/AccessControlMatrix.html"</text:p>
      <text:p text:style-name="P9"/>
      <text:p text:style-name="P9"><text:tab/>if we replace AccessControlMatrix.html with </text:p>
      <text:p text:style-name="P9"><text:tab/>AccessControlMatrix.html” &amp; ls # so that we can succeed in command <text:tab/>injection.</text:p>
      <text:p text:style-name="P9"><text:tab/>Last but not least, we can either modify selection of AccessControlMatrix</text:p>
      <text:p text:style-name="P9"><text:tab/>from BurpSuite or html file of the page.</text:p>
      <text:p text:style-name="P9"/>
      <text:p text:style-name="P10"><text:span text:style-name="T1">2.</text:span><text:bookmark text:name="lesson-title1"/>Numeric SQL Injection</text:p>
      <text:p text:style-name="P9"/>
      <text:p text:style-name="P10"><text:span text:style-name="T1"><text:tab/>SELECT * FROM </text:span><text:s/>weather_data WHERE station <text:span text:style-name="T1">= 101 OR TRUE</text:span></text:p>
      <text:p text:style-name="P9"><text:tab/>and we can get every data</text:p>
      <text:p text:style-name="P9"><text:tab/></text:p>
      <text:p text:style-name="P10"><text:span text:style-name="T1">3.</text:span><text:bookmark text:name="lesson-title2"/>Log Spoofing</text:p>
      <text:p text:style-name="P9"/>
      <text:p text:style-name="P9"><text:tab/>if we failed to log in, the server would write sth like </text:p>
      <text:p text:style-name="P9"><text:tab/>[ Login failed for username: guest ]</text:p>
      <text:p text:style-name="P9"><text:tab/>bur if we add sth behind guest to be </text:p>
      <text:p text:style-name="P9"><text:tab/>guest%0D%0A Login Succeeded for username: admin</text:p>
      <text:p text:style-name="P9"><text:tab/>the below would be written into log file</text:p>
      <text:p text:style-name="P9"><text:tab/>[ Login failed for username: guest%0D%0A Login Succeeded for username: <text:tab/>admin]</text:p>
      <text:p text:style-name="P9"><text:tab/>and would be further interpreted as </text:p>
      <text:p text:style-name="P9"><text:tab/>[ Login failed for username: guest]</text:p>
      <text:p text:style-name="P9"><text:tab/>[ Login Succeeded for username: admin]</text:p>
      <text:p text:style-name="P9"/>
      <text:p text:style-name="P9"/>
      <text:p text:style-name="P9"/>
      <text:p text:style-name="P9">4.XPATH injection </text:p>
      <text:p text:style-name="P11"/>
      <text:p text:style-name="P11"><text:tab/>this is very similar to SQL string injection, <text:span text:style-name="T2">once we use or instead of OR</text:span></text:p>
      <text:p text:style-name="P12"><text:tab/>type [guest’ or ‘a’=’a] at both account and password, and we make it.</text:p>
      <text:p text:style-name="P12"/>
      <text:p text:style-name="P14"/>
      <text:p text:style-name="P14"><text:span text:style-name="T2">5.</text:span><text:bookmark text:name="lesson-title3"/>String SQL Injection</text:p>
      <text:p text:style-name="P12"/>
      <text:p text:style-name="P12"><text:tab/>type [guest’ or ‘a’=’a] at both account and password, and we make it.</text:p>
      <text:p text:style-name="P12"/>
      <text:p text:style-name="P14"/>
      <text:p text:style-name="P15"><text:span text:style-name="T2">6. Stage 1: </text:span><text:bookmark text:name="lesson-title4"/><text:span text:style-name="T2">String</text:span> SQL Injection</text:p>
      <text:p text:style-name="P12"/>
      <text:p text:style-name="P12"><text:tab/>select the admin and then</text:p>
      <text:p text:style-name="P12"><text:tab/>type [<text:bookmark-start text:name="__DdeLink__16_800733834"/>guest’ or ‘a’=’a<text:bookmark-end text:name="__DdeLink__16_800733834"/>] at password, and we make it.</text:p>
      <text:p text:style-name="P12"/>
      <text:p text:style-name="P9"/>
      <text:p text:style-name="P13">7. <text:span text:style-name="T3">Stage 3: Numeric SQL Injection</text:span></text:p>
      <text:p text:style-name="P9"/>
      <text:p text:style-name="P1"><text:tab/><text:span text:style-name="T3">select Larry,</text:span></text:p>
      <text:p text:style-name="P1"><text:tab/><text:span text:style-name="T3">and then use String SQL injection to log in as Larry</text:span></text:p>
      <text:p text:style-name="P1"><text:tab/><text:span text:style-name="T3">try to view profile</text:span></text:p>
      <text:p text:style-name="P1"><text:tab/><text:span text:style-name="T3">modify the paramater emplyee_id at BurpSuite to be</text:span></text:p>
      <text:p text:style-name="P2"><text:tab/><text:span text:style-name="T3">101 or 1=1 order by employee_id desc</text:span></text:p>
      <text:p text:style-name="P2"><text:tab/><text:span text:style-name="T3">and then we can view the profile of the admin which has the largest element_id =112</text:span></text:p>
      <text:p text:style-name="P2"/>
      <text:p text:style-name="P5"/>
      <text:p text:style-name="P4"><text:soft-page-break/><text:span text:style-name="T3">8. </text:span><text:bookmark text:name="lesson-title8"/>Database Backdoors </text:p>
      <text:p text:style-name="P5"><text:tab/></text:p>
      <text:p text:style-name="P5"><text:tab/><text:span text:style-name="T4">since SQL statements are separated by ; therefore we type the following at username</text:span></text:p>
      <text:p text:style-name="P5"><text:tab/><text:span text:style-name="T4">[101; UPDATE employee SET salary = 20000 WHERE userid = 101]</text:span></text:p>
      <text:p text:style-name="P5"><text:tab/><text:span text:style-name="T4">and we can modify the salary of user 101</text:span></text:p>
      <text:p text:style-name="P5"/>
      <text:p text:style-name="P8"><text:span text:style-name="T4">9. </text:span><text:bookmark text:name="lesson-title9"/>Forgot Password</text:p>
      <text:p text:style-name="P7"><text:tab/></text:p>
      <text:p text:style-name="P7"><text:tab/>just guess the user’s favorite color…. No too much to say</text:p>
      <text:p text:style-name="P5"/>
      <text:p text:style-name="P8"><text:span text:style-name="T4">10. </text:span><text:bookmark text:name="lesson-title10"/>Discover Clues in the HTML</text:p>
      <text:p text:style-name="P7"/>
      <text:p text:style-name="P5"><text:tab/><text:span text:style-name="T4">open the html file to look for comment:</text:span></text:p>
      <text:p text:style-name="P5"><text:tab/><text:span text:style-name="T4">in this example, a comment </text:span></text:p>
      <text:p text:style-name="P6"><text:tab/><text:span text:style-name="T5"> &lt;!-- FIXME admin:adminpw <text:s/>&gt;</text:span></text:p>
      <text:p text:style-name="P6"><text:tab/><text:span text:style-name="T5">so what to do is quite obvious…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9T17:21:17.838214164</meta:creation-date>
    <dc:date>2018-03-29T18:15:40.833608500</dc:date>
    <meta:editing-duration>PT1M22S</meta:editing-duration>
    <meta:editing-cycles>1</meta:editing-cycles>
    <meta:document-statistic meta:table-count="0" meta:image-count="0" meta:object-count="0" meta:page-count="2" meta:paragraph-count="49" meta:word-count="342" meta:character-count="2053" meta:non-whitespace-character-count="1707"/>
    <meta:generator>LibreOffice/5.1.6.2$Linux_X86_64 LibreOffice_project/10m0$Build-2</meta:generator>
  </office:meta>
</office:document-meta>
</file>